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13.974cm" style:rel-column-width="4819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Times New Roman2" style:font-name-complex="Times New Roman2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76.png" xlink:type="simple" xlink:show="embed" xlink:actuate="onLoad"/></draw:frame></text:p>
          </table:table-cell>
          <table:table-cell table:style-name="Table1.B1" office:value-type="string">
            <text:h text:style-name="P10" text:outline-level="1">Логарифм натуральный с защитой 0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2">C</text:span><text:span text:style-name="T1">и</text:span>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4.369cm" svg:height="1.769cm" draw:z-index="1"><draw:image xlink:href="../images/017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алгоритму:</text:p>
            <text:p text:style-name="P5"><draw:frame draw:style-name="fr3" draw:name="Object1" text:anchor-type="as-char" svg:width="11.49cm" svg:height="1.916cm" draw:z-index="2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<text:span text:style-name="T10">дно</text:span><text:span text:style-name="T11">й и выходной сигналы,</text:span></text:p>
            <text:p text:style-name="P4"><text:span text:style-name="T11"><draw:frame draw:style-name="fr3" draw:name="Объект1" text:anchor-type="as-char" svg:width="0.46cm" svg:height="0.54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1"> – константа, определяющая ограничение «снизу».</text:span></text:p>
            <text:p text:style-name="P6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P4"><text:span text:style-name="T2">Свойства</text:span>:</text:p>
            <text:list xml:id="list8352097568426930832" text:style-name="L1">
              <text:list-item>
                <text:p text:style-name="P7"><text:span text:style-name="T20">Амплитуда – коэффициент</text:span><text:span text:style-name="T20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.</text:span></text:p>
              </text:list-item>
              <text:list-item>
                <text:p text:style-name="P7"><text:span text:style-name="T20">Частота – коэффициент</text:span><text:span text:style-name="T20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0">.</text:span></text:p>
              </text:list-item>
              <text:list-item>
                <text:p text:style-name="P7"><text:span text:style-name="T3">Фаза</text:span><text:span text:style-name="T20"> – коэффициент</text:span><text:span text:style-name="T20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.</text:span></text:p>
              </text:list-item>
              <text:list-item>
                <text:p text:style-name="P7"><text:span text:style-name="T20">Значение выхода при </text:span><text:span text:style-name="T13">x&lt;=0 – коэффициент</text:span><text:span text:style-name="T13"><draw:frame draw:style-name="fr3" draw:name="Объект7" text:anchor-type="as-char" svg:width="0.4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.</text:span></text:p>
              </text:list-item>
            </text:list>
            <text:p text:style-name="P4"><text:span text:style-name="T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P4"><text:span text:style-name="T19">Примечания</text:span>:</text:p>
            <text:list xml:id="list1264160060968260978" text:style-name="L2">
              <text:list-item>
                <text:p text:style-name="P8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14">Именованные свойства </text:span><text:span text:style-name="T7">могут быть заданы </text:span><text:span text:style-name="T14">как </text:span><text:span text:style-name="T17">локальные</text:span><text:span text:style-name="T14"> переменные модели (или субмодели) во вкладке </text:span><text:span text:style-name="T17">Параметры,</text:span><text:span text:style-name="T14"> как </text:span><text:span text:style-name="T17">глобальные</text:span><text:span text:style-name="T14"> сигналы проекта при помощи пункта главного меню </text:span><text:span text:style-name="T5">Сервис</text:span><text:span text:style-name="T14"> </text:span><text:span text:style-name="T15">→</text:span><text:span text:style-name="T16"> </text:span><text:span text:style-name="T18">Сигналы,</text:span><text:span text:style-name="T14"> </text:span><text:span text:style-name="T7">или как </text:span><text:span text:style-name="T5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4-12-01T15:37:01.22</dc:date>
    <meta:generator>OpenOffice/4.1.1$Win32 OpenOffice.org_project/411m6$Build-9775</meta:generator>
    <meta:editing-duration>PT2H36M16S</meta:editing-duration>
    <meta:editing-cycles>156</meta:editing-cycles>
    <meta:document-statistic meta:table-count="1" meta:image-count="2" meta:object-count="9" meta:page-count="1" meta:paragraph-count="21" meta:word-count="155" meta:character-count="1076"/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n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n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n (%omega cdot x(t) + f) ,~при~ %omega cdot x(t) + f &gt; 0 , #
alignl b , ~при~ %omega cdot x(t) + f &lt;= 0, #
alignl b , ~если~ %omega cdot x(t) + f &gt; 0 ~и~ a cdot ln (%omega cdot x(t) + f) &lt; b .}
right none</annotation>
  </semantics>
</math>
</file>